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co61" style:family="table-column">
      <style:table-column-properties fo:break-before="auto" style:column-width="35.15mm"/>
    </style:style>
    <style:style style:name="co62" style:family="table-column">
      <style:table-column-properties fo:break-before="auto" style:column-width="23.78mm"/>
    </style:style>
    <style:style style:name="co63" style:family="table-column">
      <style:table-column-properties fo:break-before="auto" style:column-width="124.53mm"/>
    </style:style>
    <style:style style:name="co64" style:family="table-column">
      <style:table-column-properties fo:break-before="auto" style:column-width="139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5" style:family="table-row">
      <style:table-row-properties style:row-height="11.84mm" fo:break-before="auto" style:use-optimal-row-height="true"/>
    </style:style>
    <style:style style:name="ro26" style:family="table-row">
      <style:table-row-properties style:row-height="29.47mm" fo:break-before="auto" style:use-optimal-row-height="true"/>
    </style:style>
    <style:style style:name="ro27" style:family="table-row">
      <style:table-row-properties style:row-height="36.32mm" fo:break-before="auto" style:use-optimal-row-height="true"/>
    </style:style>
    <style:style style:name="ro28" style:family="table-row">
      <style:table-row-properties style:row-height="43.16mm" fo:break-before="auto" style:use-optimal-row-height="true"/>
    </style:style>
    <style:style style:name="ro29" style:family="table-row">
      <style:table-row-properties style:row-height="56.85mm" fo:break-before="auto" style:use-optimal-row-height="true"/>
    </style:style>
    <style:style style:name="ro30" style:family="table-row">
      <style:table-row-properties style:row-height="32.1mm" fo:break-before="auto" style:use-optimal-row-height="true"/>
    </style:style>
    <style:style style:name="ro31" style:family="table-row">
      <style:table-row-properties style:row-height="4.73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.77mm" fo:break-before="auto" style:use-optimal-row-height="true"/>
    </style:style>
    <style:style style:name="ro34" style:family="table-row">
      <style:table-row-properties style:row-height="4.67mm" fo:break-before="auto" style:use-optimal-row-height="true"/>
    </style:style>
    <style:style style:name="ro35" style:family="table-row">
      <style:table-row-properties style:row-height="31.33mm" fo:break-before="auto" style:use-optimal-row-height="true"/>
    </style:style>
    <style:style style:name="ro36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transparent" style:vertical-align="top"/>
    </style:style>
    <style:style style:name="ce57" style:family="table-cell" style:parent-style-name="Default">
      <style:table-cell-properties style:text-align-source="value-type" style:repeat-content="false" style:vertical-align="top"/>
    </style:style>
    <style:style style:name="ce58" style:family="table-cell" style:parent-style-name="Default">
      <style:table-cell-properties style:text-align-source="value-type" style:repeat-content="false" fo:background-color="transparent" style:vertical-align="top"/>
    </style:style>
    <style:style style:name="ce59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60" style:family="table-cell" style:parent-style-name="Default">
      <style:table-cell-properties fo:background-color="#fff200" style:text-align-source="value-type" style:repeat-content="false" style:vertical-align="top"/>
    </style:style>
    <style:style style:name="ce61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8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9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9999ff" style:vertical-align="top"/>
    </style:style>
    <style:style style:name="ce8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ffcc99" style:vertical-align="top"/>
    </style:style>
    <style:style style:name="ce32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transparent" style:vertical-align="top"/>
    </style:style>
    <style:style style:name="ce34" style:family="table-cell" style:parent-style-name="Default">
      <style:table-cell-properties style:text-align-source="value-type" style:repeat-content="false" style:vertical-align="top"/>
    </style:style>
    <style:style style:name="ce36" style:family="table-cell" style:parent-style-name="Default">
      <style:table-cell-properties style:text-align-source="value-type" style:repeat-content="false" fo:background-color="transparent" style:vertical-align="top"/>
    </style:style>
    <style:style style:name="ce3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40" style:family="table-cell" style:parent-style-name="Default">
      <style:table-cell-properties fo:background-color="#fff200" style:text-align-source="value-type" style:repeat-content="false" style:vertical-align="top"/>
    </style:style>
    <style:style style:name="ce42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43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44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4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1" style:family="table-cell" style:parent-style-name="Default">
      <style:table-cell-properties fo:background-color="#ff3333" style:vertical-align="top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vertical-align="top"/>
      <style:text-properties fo:color="#ce181e"/>
    </style:style>
    <style:style style:name="ce84" style:family="table-cell" style:parent-style-name="Default">
      <style:table-cell-properties style:vertical-align="top"/>
      <style:text-properties fo:color="#ff9900"/>
    </style:style>
    <style:style style:name="ce86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4" style:family="table-cell" style:parent-style-name="Default">
      <style:table-cell-properties style:vertical-align="top"/>
      <style:text-properties fo:color="#5983b0"/>
    </style:style>
    <style:style style:name="ce95" style:family="table-cell" style:parent-style-name="Default">
      <style:table-cell-properties fo:background-color="#99ccff" style:vertical-align="top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00" style:font-name-asian="DejaVu Sans Mono" style:font-size-asian="8.5pt" style:font-name-complex="DejaVu Sans Mono" style:font-size-complex="8.5pt"/>
    </style:style>
    <style:style style:name="T8" style:family="text">
      <style:text-properties fo:color="#000000" style:font-name-asian="DejaVu Sans Mono" style:font-size-asian="8.5pt" style:font-name-complex="DejaVu Sans Mono" style:font-size-complex="8.5pt"/>
    </style:style>
    <style:style style:name="T9" style:family="text">
      <style:text-properties fo:color="#800080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0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1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2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3" style:family="text">
      <style:text-properties fo:color="#80008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4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15" style:family="text">
      <style:text-properties fo:color="#000000" style:font-name="DejaVu Sans Mono" fo:font-size="8.5pt" style:font-name-asian="DejaVu Sans Mono" style:font-size-asian="8.5pt" style:font-name-complex="DejaVu Sans Mono" style:font-size-complex="8.5pt"/>
    </style:style>
    <style:style style:name="T1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1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18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2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3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4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27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29" style:family="text">
      <style:text-properties fo:color="#000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0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31" style:family="text"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70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ff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36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ff" style:font-name="DejaVu Sans Mono" fo:font-size="8.5pt" style:font-name-asian="DejaVu Sans Mono" style:font-size-asian="8.5pt" style:font-name-complex="DejaVu Sans Mono" style:font-size-complex="8.5pt"/>
    </style:style>
    <style:style style:name="T41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00" style:font-name-asian="DejaVu Sans Mono" style:font-size-asian="8.5pt" style:font-name-complex="DejaVu Sans Mono" style:font-size-complex="8.5pt"/>
    </style:style>
    <style:style style:name="T45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8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0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normal" style:font-name-complex="DejaVu Sans Mono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58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59" style:family="text">
      <style:text-properties fo:color="#000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0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1" style:family="text">
      <style:text-properties fo:color="#0000ff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T62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6" style:family="text">
      <style:text-properties fo:color="#008000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65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8c00"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00" style:font-name="DejaVu Sans Mono" fo:font-size="8.5pt" style:font-name-asian="DejaVu Sans Mono" style:font-size-asian="8.5pt" style:font-name-complex="DejaVu Sans Mono" style:font-size-complex="8.5pt"/>
    </style:style>
    <style:style style:name="T69" style:family="text">
      <style:text-properties fo:color="#008000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77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bold" style:font-name-complex="DejaVu Sans Mono" style:font-size-complex="8.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2" style:family="text">
      <style:text-properties fo:color="#800080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00ff" style:text-outline="false" style:text-line-through-style="none" style:text-line-through-type="none" style:font-name="DejaVu Sans Mono" fo:font-size="8.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weight-asian="normal" style:font-name-complex="DejaVu Sans Mono" style:font-size-complex="8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8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DejaVu Sans Mono" fo:font-size="8.5pt" fo:language="zxx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zxx" style:country-asian="none" style:font-style-asian="normal" style:font-name-complex="DejaVu Sans Mono" style:font-size-complex="8.5pt" style:language-complex="zxx" style:country-complex="none" style:font-style-complex="normal" style:text-emphasize="none" style:font-relief="none" style:text-overline-style="none" style:text-overline-color="font-color"/>
    </style:style>
    <style:style style:name="T96" style:family="text">
      <style:text-properties fo:color="#80008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ff" style:font-name="DejaVu Sans Mono" fo:font-size="8.5pt" fo:font-weight="normal" style:font-name-asian="DejaVu Sans Mono" style:font-size-asian="8.5pt" style:font-weight-asian="normal" style:font-name-complex="DejaVu Sans Mono" style:font-size-complex="8.5pt" style:font-weight-complex="normal"/>
    </style:style>
    <style:style style:name="T99" style:family="text">
      <style:text-properties style:font-name-asian="Consolas" style:font-size-asian="9.5pt" style:font-name-complex="Consolas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  <style:style style:name="T10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1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1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12" style:family="text">
      <style:text-properties fo:color="#008000" style:font-name-asian="DejaVu Sans Mono" style:font-name-complex="DejaVu Sans Mono" style:font-size-asian="8.5pt" style:font-size-complex="8.5pt"/>
    </style:style>
    <style:style style:name="T113" style:family="text">
      <style:text-properties style:font-name-asian="DejaVu Sans Mono" style:font-name-complex="DejaVu Sans Mono" style:font-size-asian="8.5pt" style:font-size-complex="8.5pt" fo:color="#000000"/>
    </style:style>
    <style:style style:name="T11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1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6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17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18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19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20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21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22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2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2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26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27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2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1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2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3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36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37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8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40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44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1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46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1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1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149" style:family="text">
      <style:text-properties style:font-name-asian="DejaVu Sans Mono" style:font-name-complex="DejaVu Sans Mono" style:font-size-asian="8.5pt" style:font-size-complex="8.5pt" fo:color="#008000"/>
    </style:style>
    <style:style style:name="T1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1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1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1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1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1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15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1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1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1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1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16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162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3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6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65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66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67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17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7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17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7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75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1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1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1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181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8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8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87" style:family="text">
      <style:text-properties fo:color="#00a933" fo:font-weight="bold" style:font-weight-asian="bold" style:font-weight-complex="bold"/>
    </style:style>
    <style:style style:name="T18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89" style:family="text">
      <style:text-properties fo:color="#ce181e" fo:font-weight="bold" style:font-weight-asian="bold" style:font-weight-complex="bold"/>
    </style:style>
    <style:style style:name="T190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91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92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3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9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9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99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2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20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2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20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204" style:family="text">
      <style:text-properties style:font-name-asian="Consolas" style:font-name-complex="Consolas" style:font-size-asian="9.5pt" style:font-size-complex="9.5pt"/>
    </style:style>
    <style:style style:name="T20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2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2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2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Do</text:p>
          </table:table-cell>
          <table:table-cell table:style-name="ce31" table:number-columns-repeated="2"/>
          <table:table-cell table:style-name="ce31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Do</text:p>
          </table:table-cell>
          <table:table-cell table:style-name="ce31"/>
          <table:table-cell table:style-name="ce31" office:value-type="string" calcext:value-type="string">
            <text:p>Suspend/Resume</text:p>
          </table:table-cell>
          <table:table-cell table:style-name="ce31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31" table:number-columns-repeated="2"/>
          <table:table-cell table:style-name="ce31" office:value-type="string" calcext:value-type="string">
            <text:p>of internal COM</text:p>
          </table:table-cell>
          <table:table-cell table:style-name="ce31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31" table:number-columns-repeated="3"/>
          <table:table-cell table:style-name="ce31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31" table:number-columns-repeated="3"/>
          <table:table-cell table:style-name="ce31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31" table:number-columns-repeated="3"/>
          <table:table-cell table:style-name="ce31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33" office:value-type="string" calcext:value-type="string">
            <text:p>Sending possible again, successfully receiving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33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33" office:value-type="string" calcext:value-type="string">
            <text:p>Sending not possible, terminal gets closed, is waiting for reconnect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07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07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07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07">Message</text:span> that serial COM port is no longer available</text:p>
            <text:p><text:span text:style-name="T107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7" table:number-columns-repeated="1018" table:default-cell-style-name="ce34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3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36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36" office:value-type="string" calcext:value-type="string">
            <text:p>Create two terminals using UDP/IP PairSocket</text:p>
            <text:p><text:span text:style-name="T107"> &gt; 1st terminal remote host = [broadcast]</text:span></text:p>
            <text:p> &gt; 1st terminal ports = 10000 / 10001</text:p>
            <text:p><text:span text:style-name="T107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07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36" office:value-type="string" calcext:value-type="string">
            <text:p>Create two terminals using UDP/IP PairSocket</text:p>
            <text:p><text:span text:style-name="T107"> &gt; 1st terminal remote host = 192.168.188.255</text:span></text:p>
            <text:p> &gt; 1st terminal ports = 10000 / 10001</text:p>
            <text:p><text:span text:style-name="T107"> &gt; 1st terminal interface = network interface</text:span></text:p>
            <text:p><text:span text:style-name="T107"> &gt; 2nd terminal remote host = 192.168.188.255</text:span></text:p>
            <text:p> &gt; 2nd terminal ports = 10001 / 10000</text:p>
            <text:p><text:span text:style-name="T107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6" office:value-type="string" calcext:value-type="string">
            <text:p>Create a terminal using UDP/IP Client</text:p>
            <text:p> &gt; Remote host = [broadcast]</text:p>
            <text:p><text:span text:style-name="T107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6" office:value-type="string" calcext:value-type="string">
            <text:p>Create a terminal using UDP/IP Client</text:p>
            <text:p><text:span text:style-name="T107"> &gt; Remote host = 192.168.188.255</text:span></text:p>
            <text:p><text:span text:style-name="T107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07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07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07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07">Create a UDP Server</text:span></text:p>
            <text:p><text:span text:style-name="T107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6" office:value-type="string" calcext:value-type="string">
            <text:p><text:span text:style-name="T107">[On YAT DevelopmentComputer]</text:span></text:p>
            <text:p>Create a terminal using UDP/IP Client</text:p>
            <text:p> &gt; Remote host = [broadcast]</text:p>
            <text:p><text:span text:style-name="T107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Interface Selection</text:p>
          </table:table-cell>
          <table:table-cell table:number-columns-repeated="3"/>
          <table:table-cell table:style-name="ce4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5" table:default-cell-style-name="ce30"/>
        <table:table-column table:style-name="co17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07">No XOn/XOff characters are shown</text:span></text:p>
            <text:p><text:span text:style-name="T107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34" table:number-columns-repeated="3"/>
          <table:table-cell table:style-name="ce40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6" table:default-cell-style-name="ce34"/>
        <table:table-column table:style-name="co7" table:number-columns-repeated="1018" table:default-cell-style-name="ce34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08">(&lt;TS&gt;)</text:span><text:span text:style-name="T109"> </text:span><text:span text:style-name="T110">ABC</text:span><text:span text:style-name="T111">&lt;BEL&gt;</text:span><text:span text:style-name="T110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16">&lt;BEL&gt;</text:span><text:span text:style-name="T117"> </text:span><text:span text:style-name="T114">58h</text:span><text:span text:style-name="T115"> </text:span><text:span text:style-name="T114">59h</text:span><text:span text:style-name="T115"> </text:span><text:span text:style-name="T1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</text:span><text:span text:style-name="T115"> </text:span><text:span text:style-name="T114">B</text:span><text:span text:style-name="T115"> </text:span><text:span text:style-name="T114">C</text:span><text:span text:style-name="T115"> </text:span><text:span text:style-name="T116">&lt;BEL&gt;</text:span><text:span text:style-name="T117"> </text:span><text:span text:style-name="T114">X</text:span><text:span text:style-name="T115"> </text:span><text:span text:style-name="T114">Y</text:span><text:span text:style-name="T115"> </text:span><text:span text:style-name="T1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BC</text:span><text:span text:style-name="T118">&lt;BEL&gt;</text:span><text:span text:style-name="T1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19">(&lt;TS&gt;)</text:span><text:span text:style-name="T120"> </text:span><text:span text:style-name="T121">ABCD</text:span><text:span text:style-name="T122">&lt;BEL&gt;</text:span><text:span text:style-name="T121">XYZ</text:span></text:p>
          </table:table-cell>
          <table:table-cell office:value-type="string" calcext:value-type="string">
            <text:p><text:span text:style-name="T107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14">44h</text:span><text:span text:style-name="T115"> </text:span><text:span text:style-name="T116">&lt;BEL&gt;</text:span><text:span text:style-name="T117"> </text:span><text:span text:style-name="T114">58h</text:span><text:span text:style-name="T115"> </text:span><text:span text:style-name="T114">59h</text:span><text:span text:style-name="T115"> </text:span><text:span text:style-name="T1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</text:span><text:span text:style-name="T115"> </text:span><text:span text:style-name="T114">B</text:span><text:span text:style-name="T115"> </text:span><text:span text:style-name="T114">C</text:span><text:span text:style-name="T115"> </text:span><text:span text:style-name="T114">D</text:span><text:span text:style-name="T115"> </text:span><text:span text:style-name="T116">&lt;BEL&gt;</text:span><text:span text:style-name="T117"> </text:span><text:span text:style-name="T114">X</text:span><text:span text:style-name="T115"> </text:span><text:span text:style-name="T114">Y</text:span><text:span text:style-name="T115"> </text:span><text:span text:style-name="T1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BCD</text:span><text:span text:style-name="T118">&lt;BEL&gt;</text:span><text:span text:style-name="T1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38" office:value-type="string" calcext:value-type="string">
            <text:p><text:span text:style-name="T123">(&lt;TS&gt;)</text:span><text:span text:style-name="T124"> </text:span><text:span text:style-name="T125">ABCDE</text:span></text:p>
            <text:p><text:span text:style-name="T123">(&lt;TS&gt;)</text:span><text:span text:style-name="T124"> </text:span><text:span text:style-name="T125">ABCD</text:span></text:p>
            <text:p><text:span text:style-name="T123">(&lt;TS&gt;)</text:span><text:span text:style-name="T124"> </text:span><text:span text:style-name="T125">ABC</text:span></text:p>
            <text:p><text:span text:style-name="T123">(&lt;TS&gt;)</text:span><text:span text:style-name="T124"> </text:span><text:span text:style-name="T125">AB</text:span></text:p>
            <text:p><text:span text:style-name="T123">(&lt;TS&gt;)</text:span><text:span text:style-name="T124"> </text:span><text:span text:style-name="T125">A</text:span></text:p>
            <text:p><text:span text:style-name="T123">(&lt;TS&gt;)</text:span><text:span text:style-name="T124"> </text:span></text:p>
            <text:p><text:span text:style-name="T123">(&lt;TS&gt;)</text:span><text:span text:style-name="T124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43" office:value-type="string" calcext:value-type="string">
            <text:p><text:span text:style-name="T112">(&lt;TS&gt;)</text:span><text:span text:style-name="T113"> </text:span><text:span text:style-name="T11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38" office:value-type="string" calcext:value-type="string">
            <text:p><text:span text:style-name="T123">(&lt;TS&gt;)</text:span><text:span text:style-name="T124"> </text:span><text:span text:style-name="T125">ABCDE</text:span></text:p>
            <text:p><text:span text:style-name="T123">(&lt;TS&gt;)</text:span><text:span text:style-name="T124"> </text:span><text:span text:style-name="T125">ABCD</text:span></text:p>
            <text:p><text:span text:style-name="T123">(&lt;TS&gt;)</text:span><text:span text:style-name="T124"> </text:span><text:span text:style-name="T125">ABC</text:span></text:p>
            <text:p><text:span text:style-name="T123">(&lt;TS&gt;)</text:span><text:span text:style-name="T124"> </text:span><text:span text:style-name="T125">AB</text:span></text:p>
            <text:p><text:span text:style-name="T123">(&lt;TS&gt;)</text:span><text:span text:style-name="T124"> </text:span><text:span text:style-name="T125">A</text:span></text:p>
            <text:p><text:span text:style-name="T123">(&lt;TS&gt;)</text:span><text:span text:style-name="T124"> </text:span></text:p>
            <text:p><text:span text:style-name="T123">(&lt;TS&gt;)</text:span><text:span text:style-name="T124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44" office:value-type="string" calcext:value-type="string">
            <text:p><text:span text:style-name="T119">(&lt;TS&gt;)</text:span><text:span text:style-name="T120"> </text:span><text:span text:style-name="T121">ABCDEF</text:span><text:span text:style-name="T122">&lt;BS&gt;&lt;BS&gt;&lt;BS&gt;&lt;BS&gt;&lt;BS&gt;&lt;BS&gt;&lt;BS&gt;&lt;BS&gt;</text:span><text:span text:style-name="T121">ABCDEF</text:span><text:span text:style-name="T122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07">In receiving terminal, disable [Settings... &gt; Advanced... &gt; ASCII &gt; Also r</text:span>eplace x 2]</text:p>
            <text:p>Confim</text:p>
          </table:table-cell>
          <table:table-cell table:style-name="ce44" office:value-type="string" calcext:value-type="string">
            <text:p><text:span text:style-name="T119">(&lt;TS&gt;)</text:span><text:span text:style-name="T120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4"/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48" office:value-type="string" calcext:value-type="string">
            <text:p><text:span text:style-name="T119">(&lt;TS&gt;)</text:span><text:span text:style-name="T120"> </text:span><text:span text:style-name="T121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48" office:value-type="string" calcext:value-type="string">
            <text:p><text:span text:style-name="T119">(&lt;TS&gt;)</text:span><text:span text:style-name="T120"> </text:span><text:span text:style-name="T121">A</text:span><text:span text:style-name="T122">&lt;CR&gt;</text:span><text:span text:style-name="T121">B</text:span><text:span text:style-name="T122">&lt;LF&gt;</text:span><text:span text:style-name="T121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48" office:value-type="string" calcext:value-type="string">
            <text:p><text:span text:style-name="T119">(&lt;TS&gt;)</text:span><text:span text:style-name="T120"> </text:span><text:span text:style-name="T121">A</text:span><text:span text:style-name="T122">&lt;CR&gt;</text:span><text:span text:style-name="T121">B</text:span><text:span text:style-name="T122">&lt;LF&gt;</text:span><text:span text:style-name="T121">C</text:span><text:span text:style-name="T126"> </text:span><text:span text:style-name="T127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44" office:value-type="string" calcext:value-type="string">
            <text:p><text:span text:style-name="T119">(&lt;TS&gt;)</text:span><text:span text:style-name="T120"> </text:span><text:span text:style-name="T121">A</text:span><text:span text:style-name="T126"> </text:span><text:span text:style-name="T128">&lt;CR&gt;</text:span><text:span text:style-name="T129"> </text:span><text:span text:style-name="T121">B</text:span><text:span text:style-name="T126"> </text:span><text:span text:style-name="T128">&lt;LF&gt;</text:span><text:span text:style-name="T129"> </text:span><text:span text:style-name="T121">C</text:span><text:span text:style-name="T126"> </text:span><text:span text:style-name="T127">(5)</text:span></text:p>
            <text:p><text:span text:style-name="T130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44" office:value-type="string" calcext:value-type="string">
            <text:p><text:span text:style-name="T119">(&lt;TS&gt;)</text:span><text:span text:style-name="T120"> </text:span><text:span text:style-name="T121">41h</text:span><text:span text:style-name="T126"> </text:span><text:span text:style-name="T128">&lt;CR&gt;</text:span><text:span text:style-name="T129"> </text:span><text:span text:style-name="T121">42h</text:span><text:span text:style-name="T126"> </text:span><text:span text:style-name="T128">&lt;LF&gt;</text:span><text:span text:style-name="T129"> </text:span><text:span text:style-name="T121">43h</text:span><text:span text:style-name="T126"> </text:span><text:span text:style-name="T127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48" office:value-type="string" calcext:value-type="string">
            <text:p><text:span text:style-name="T119">(&lt;TS&gt;)</text:span><text:span text:style-name="T120"> </text:span><text:span text:style-name="T121">A</text:span><text:span text:style-name="T122">&lt;CR&gt;</text:span><text:span text:style-name="T121">B</text:span><text:span text:style-name="T122">&lt;LF&gt;</text:span><text:span text:style-name="T121">C</text:span><text:span text:style-name="T126"> </text:span><text:span text:style-name="T127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48" office:value-type="string" calcext:value-type="string">
            <text:p><text:span text:style-name="T119">(&lt;TS&gt;)</text:span><text:span text:style-name="T120"> </text:span><text:span text:style-name="T121">A</text:span><text:span text:style-name="T122">&lt;CR&gt;</text:span><text:span text:style-name="T121">B</text:span><text:span text:style-name="T122">&lt;LF&gt;</text:span><text:span text:style-name="T121">C</text:span><text:span text:style-name="T122">&lt;CR&gt;&lt;LF&gt;</text:span><text:span text:style-name="T129"> </text:span><text:span text:style-name="T127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131">A</text:span></text:p>
            <text:p><text:span text:style-name="T131">AB</text:span></text:p>
            <text:p><text:span text:style-name="T131">ABC</text:span></text:p>
            <text:p><text:span text:style-name="T131">ABCD</text:span></text:p>
            <text:p><text:span text:style-name="T131">ABCD</text:span></text:p>
            <text:p><text:span text:style-name="T131">E</text:span></text:p>
            <text:p><text:span text:style-name="T131">ABCD</text:span></text:p>
            <text:p><text:span text:style-name="T131">EF</text:span></text:p>
            <text:p><text:span text:style-name="T131">ABCD</text:span></text:p>
            <text:p><text:span text:style-name="T131">EFG</text:span></text:p>
            <text:p><text:span text:style-name="T131">ABCD</text:span></text:p>
            <text:p><text:span text:style-name="T131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131">A</text:span><text:span text:style-name="T126"> </text:span><text:span text:style-name="T127">(1)</text:span></text:p>
            <text:p><text:span text:style-name="T131">AB</text:span><text:span text:style-name="T126"> </text:span><text:span text:style-name="T127">(2)</text:span></text:p>
            <text:p><text:span text:style-name="T131">ABC</text:span><text:span text:style-name="T126"> </text:span><text:span text:style-name="T127">(3)</text:span></text:p>
            <text:p><text:span text:style-name="T131">ABCD</text:span><text:span text:style-name="T126"> </text:span><text:span text:style-name="T127">(4)</text:span></text:p>
            <text:p><text:span text:style-name="T131">ABCD</text:span><text:span text:style-name="T126"> </text:span><text:span text:style-name="T127">(4)</text:span></text:p>
            <text:p><text:span text:style-name="T131">E</text:span><text:span text:style-name="T126"> </text:span><text:span text:style-name="T127">(1)</text:span></text:p>
            <text:p><text:span text:style-name="T131">ABCD</text:span><text:span text:style-name="T126"> </text:span><text:span text:style-name="T127">(4)</text:span></text:p>
            <text:p><text:span text:style-name="T131">EF</text:span><text:span text:style-name="T126"> </text:span><text:span text:style-name="T127">(2)</text:span></text:p>
            <text:p><text:span text:style-name="T131">ABCD</text:span><text:span text:style-name="T126"> </text:span><text:span text:style-name="T127">(4)</text:span></text:p>
            <text:p><text:span text:style-name="T131">EFG</text:span><text:span text:style-name="T126"> </text:span><text:span text:style-name="T127">(3)</text:span></text:p>
            <text:p><text:span text:style-name="T131">ABCD</text:span><text:span text:style-name="T126"> </text:span><text:span text:style-name="T127">(4)</text:span></text:p>
            <text:p><text:span text:style-name="T131">EFGH</text:span><text:span text:style-name="T126"> </text:span><text:span text:style-name="T127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131">A</text:span><text:span text:style-name="T132">&lt;CR&gt;&lt;LF&gt;</text:span><text:span text:style-name="T129"> </text:span><text:span text:style-name="T127">(3)</text:span></text:p>
            <text:p><text:span text:style-name="T131">AB</text:span><text:span text:style-name="T132">&lt;CR&gt;&lt;LF&gt;</text:span><text:span text:style-name="T129"> </text:span><text:span text:style-name="T127">(4)</text:span></text:p>
            <text:p><text:span text:style-name="T131">ABC</text:span><text:span text:style-name="T132">&lt;CR&gt;</text:span><text:span text:style-name="T129"> </text:span><text:span text:style-name="T127">(4)</text:span></text:p>
            <text:p><text:span text:style-name="T133">&lt;LF&gt;</text:span><text:span text:style-name="T134"> </text:span><text:span text:style-name="T135">(1)</text:span></text:p>
            <text:p><text:span text:style-name="T131">ABCD</text:span><text:span text:style-name="T126"> </text:span><text:span text:style-name="T127">(4)</text:span></text:p>
            <text:p><text:span text:style-name="T133">&lt;CR&gt;&lt;LF&gt;</text:span><text:span text:style-name="T134"> </text:span><text:span text:style-name="T135">(2)</text:span></text:p>
            <text:p><text:span text:style-name="T131">ABCD</text:span><text:span text:style-name="T126"> </text:span><text:span text:style-name="T127">(4)</text:span></text:p>
            <text:p><text:span text:style-name="T131">E</text:span><text:span text:style-name="T132">&lt;CR&gt;&lt;LF&gt;</text:span><text:span text:style-name="T129"> </text:span><text:span text:style-name="T127">(3)</text:span></text:p>
            <text:p><text:span text:style-name="T131">ABCD</text:span><text:span text:style-name="T126"> </text:span><text:span text:style-name="T127">(4)</text:span></text:p>
            <text:p><text:span text:style-name="T131">EF</text:span><text:span text:style-name="T132">&lt;CR&gt;&lt;LF&gt;</text:span><text:span text:style-name="T129"> </text:span><text:span text:style-name="T127">(4)</text:span></text:p>
            <text:p><text:span text:style-name="T131">ABCD</text:span><text:span text:style-name="T126"> </text:span><text:span text:style-name="T127">(4)</text:span></text:p>
            <text:p><text:span text:style-name="T131">EFG</text:span><text:span text:style-name="T132">&lt;CR&gt;</text:span><text:span text:style-name="T129"> </text:span><text:span text:style-name="T127">(4)</text:span></text:p>
            <text:p><text:span text:style-name="T133">&lt;LF&gt;</text:span><text:span text:style-name="T134"> </text:span><text:span text:style-name="T135">(1)</text:span></text:p>
            <text:p><text:span text:style-name="T131">ABCD</text:span><text:span text:style-name="T126"> </text:span><text:span text:style-name="T127">(4)</text:span></text:p>
            <text:p><text:span text:style-name="T131">EFGH</text:span><text:span text:style-name="T126"> </text:span><text:span text:style-name="T127">(4)</text:span></text:p>
            <text:p><text:span text:style-name="T133">&lt;CR&gt;&lt;LF&gt;</text:span><text:span text:style-name="T134"> </text:span><text:span text:style-name="T135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07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07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4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49" office:value-type="string" calcext:value-type="string">
            <text:p><text:span text:style-name="T131">A</text:span><text:span text:style-name="T126"> </text:span><text:span text:style-name="T127">(1)</text:span></text:p>
            <text:p><text:span text:style-name="T131">AB</text:span><text:span text:style-name="T126"> </text:span><text:span text:style-name="T127">(2)</text:span></text:p>
            <text:p><text:span text:style-name="T131">ABC</text:span><text:span text:style-name="T126"> </text:span><text:span text:style-name="T127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49" office:value-type="string" calcext:value-type="string">
            <text:p><text:span text:style-name="T131">A</text:span><text:span text:style-name="T132">&lt;CR&gt;&lt;LF&gt;</text:span><text:span text:style-name="T129"> </text:span><text:span text:style-name="T127">(3)</text:span></text:p>
            <text:p><text:span text:style-name="T131">AB</text:span><text:span text:style-name="T126"> </text:span><text:span text:style-name="T127">(2)</text:span></text:p>
            <text:p><text:span text:style-name="T131">ABC</text:span><text:span text:style-name="T132">&lt;CR&gt;&lt;LF&gt;</text:span><text:span text:style-name="T129"> </text:span><text:span text:style-name="T127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49" office:value-type="string" calcext:value-type="string">
            <text:p><text:span text:style-name="T131">A</text:span><text:span text:style-name="T132">&lt;CR&gt;&lt;LF&gt;</text:span><text:span text:style-name="T129"> </text:span><text:span text:style-name="T127">(3)</text:span></text:p>
            <text:p><text:span text:style-name="T131">AB</text:span><text:span text:style-name="T126"> </text:span><text:span text:style-name="T127">(2)</text:span></text:p>
            <text:p><text:span text:style-name="T131">ABC</text:span><text:span text:style-name="T132">&lt;CR&gt;&lt;LF&gt;</text:span><text:span text:style-name="T129"> </text:span><text:span text:style-name="T127">(5)</text:span></text:p>
            <text:p><text:span text:style-name="T131">ABCD</text:span><text:span text:style-name="T126"> </text:span><text:span text:style-name="T127">(4)</text:span></text:p>
          </table:table-cell>
          <table:table-cell office:value-type="string" calcext:value-type="string">
            <text:p/>
            <text:p/>
            <text:p><text:span text:style-name="T108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9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49" office:value-type="string" calcext:value-type="string">
            <text:p><text:span text:style-name="T131">A</text:span><text:span text:style-name="T126"> </text:span><text:span text:style-name="T127">(1)</text:span></text:p>
            <text:p><text:span text:style-name="T133">&lt;CR&gt;</text:span><text:span text:style-name="T136">B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175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49" office:value-type="string" calcext:value-type="string">
            <text:p><text:span text:style-name="T137">@</text:span><text:span text:style-name="T138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49" office:value-type="string" calcext:value-type="string">
            <text:p><text:span text:style-name="T137">@</text:span><text:span text:style-name="T138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5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5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51" office:value-type="string" calcext:value-type="string">
            <text:p><text:span text:style-name="T131">\h</text:span><text:span text:style-name="T132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51" office:value-type="string" calcext:value-type="string">
            <text:p><text:span text:style-name="T131">\h(</text:span><text:span text:style-name="T132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52" office:value-type="string" calcext:value-type="string">
            <text:p><text:span text:style-name="T131">\h(4</text:span><text:span text:style-name="T132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2" office:value-type="string" calcext:value-type="string">
            <text:p><text:span text:style-name="T131">\h(40</text:span><text:span text:style-name="T132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52" office:value-type="string" calcext:value-type="string">
            <text:p><text:span text:style-name="T131">\h(40)</text:span><text:span text:style-name="T132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9"/>
          <table:table-cell table:number-columns-repeated="1019"/>
        </table:table-row>
        <table:table-row table:style-name="ro1">
          <table:table-cell table:number-columns-repeated="3"/>
          <table:table-cell table:style-name="ce42" office:value-type="string" calcext:value-type="string">
            <text:p>Enable [Use Explicit Default Radix]</text:p>
          </table:table-cell>
          <table:table-cell table:style-name="ce49"/>
          <table:table-cell table:number-columns-repeated="1019"/>
        </table:table-row>
        <table:table-row table:style-name="ro4">
          <table:table-cell table:number-columns-repeated="3"/>
          <table:table-cell table:style-name="ce42" office:value-type="string" calcext:value-type="string">
            <text:p>In sending terminal, enable [Escapes on [SendText]] again</text:p>
          </table:table-cell>
          <table:table-cell table:style-name="ce49"/>
          <table:table-cell office:value-type="string" calcext:value-type="string">
            <text:p><text:span text:style-name="T107">Sending "\h" which was fine without escapes will now lead to an error (bug #469).</text:span></text:p>
            <text:p>Either, clear text, or, escapes have to be disabled first and then fix text.</text:p>
            <text:p><text:span text:style-name="T107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Repeat the above sequence</text:p>
          </table:table-cell>
          <table:table-cell table:style-name="ce49"/>
          <table:table-cell table:number-columns-repeated="1019"/>
        </table:table-row>
        <table:table-row table:style-name="ro1">
          <table:table-cell table:number-columns-repeated="3"/>
          <table:table-cell table:style-name="ce42" office:value-type="string" calcext:value-type="string">
            <text:p>In sending terminal, change default radix to [Hex]</text:p>
          </table:table-cell>
          <table:table-cell table:style-name="ce49"/>
          <table:table-cell table:number-columns-repeated="1019"/>
        </table:table-row>
        <table:table-row table:style-name="ro1">
          <table:table-cell table:number-columns-repeated="3"/>
          <table:table-cell table:style-name="ce42" office:value-type="string" calcext:value-type="string">
            <text:p>Repeat the above sequence</text:p>
          </table:table-cell>
          <table:table-cell table:style-name="ce49"/>
          <table:table-cell table:number-columns-repeated="1019"/>
        </table:table-row>
        <table:table-row table:style-name="ro1">
          <table:table-cell table:number-columns-repeated="3"/>
          <table:table-cell table:style-name="ce42"/>
          <table:table-cell table:style-name="ce4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07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07">A [Enter]</text:span></text:p>
            <text:p><text:span text:style-name="T107">B [Enter]</text:span></text:p>
          </table:table-cell>
          <table:table-cell table:style-name="ce4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0">A</text:span><text:span text:style-name="T126"> </text:span><text:span text:style-name="T127">(1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B</text:span><text:span text:style-name="T141"> </text:span><text:span text:style-name="T142">(1)</text:span></text:p>
          </table:table-cell>
          <table:table-cell table:style-name="ce44" office:value-type="string" calcext:value-type="string">
            <text:p><text:span text:style-name="T108">(&lt;TS&gt;)</text:span><text:span text:style-name="T109"> </text:span><text:span text:style-name="T139">(&gt;&gt;)</text:span><text:span text:style-name="T109"> </text:span><text:span text:style-name="T110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B</text:span><text:span text:style-name="T141"> </text:span><text:span text:style-name="T142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5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 </text:span><text:span text:style-name="T144">&lt;NUL&gt;</text:span></text:p>
            <text:p><text:span text:style-name="T130">No length yet !!</text:span></text:p>
            <text:p><text:span text:style-name="T130">...because line is not complete yet.</text:span></text:p>
          </table:table-cell>
          <table:table-cell table:style-name="ce43" office:value-type="string" calcext:value-type="string">
            <text:p><text:span text:style-name="T108">(&lt;TS&gt;)</text:span><text:span text:style-name="T109"> </text:span><text:span text:style-name="T139">(&gt;&gt;)</text:span><text:span text:style-name="T109"> </text:span><text:span text:style-name="T110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/text:p>
            <text:p><text:span text:style-name="T130">No length yet !!</text:span></text:p>
            <text:p><text:span text:style-name="T130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</table:table-cell>
          <table:table-cell office:value-type="string" calcext:value-type="string">
            <text:p><text:span text:style-name="T108">(&lt;TS&gt;)</text:span><text:span text:style-name="T109"> </text:span><text:span text:style-name="T139">(&gt;&gt;)</text:span><text:span text:style-name="T109"> </text:span><text:span text:style-name="T110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4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13">  </text:span><text:span text:style-name="T149">(0)</text:span></text:p>
          </table:table-cell>
          <table:table-cell office:value-type="string" calcext:value-type="string">
            <text:p><text:span text:style-name="T108">(&lt;TS&gt;)</text:span><text:span text:style-name="T109"> </text:span><text:span text:style-name="T139">(&gt;&gt;)</text:span><text:span text:style-name="T109"> </text:span><text:span text:style-name="T110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Intended empty line B &gt; A must be shown !!</text:p>
            <text:p>Resulting empty line A &gt; B must also be shown !!</text:p>
            <text:p><text:span text:style-name="T107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4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50">  </text:span><text:span text:style-name="T151">(0)</text:span>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21">OK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108">(&lt;TS&gt;)</text:span><text:span text:style-name="T109"> </text:span><text:span text:style-name="T139">(&gt;&gt;)</text:span><text:span text:style-name="T109"> </text:span><text:span text:style-name="T110">A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OK</text:span><text:span text:style-name="T141"> </text:span><text:span text:style-name="T142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53" office:value-type="string" calcext:value-type="string">
            <text:p><text:span text:style-name="T108">(&lt;TS&gt;)</text:span><text:span text:style-name="T109"> </text:span><text:span text:style-name="T139">(&lt;&lt;) </text:span><text:span text:style-name="T144">&lt;NUL&gt;</text:span></text:p>
          </table:table-cell>
          <table:table-cell table:style-name="ce43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07">\0x00 [Ctrl+Enter]</text:span>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&lt;NUL&gt;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08">(&lt;TS&gt;)</text:span><text:span text:style-name="T109"> </text:span><text:span text:style-name="T139">(&gt;&gt;)</text:span><text:span text:style-name="T109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&lt;NUL&gt;</text:span><text:span text:style-name="T109"> </text:span><text:span text:style-name="T139">(2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4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&lt;NUL&gt;</text:span><text:span text:style-name="T109"> </text:span><text:span text:style-name="T139">(2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13">  </text:span><text:span text:style-name="T149">(0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62">(&lt;TS&gt;)</text:span><text:span text:style-name="T168"> </text:span><text:span text:style-name="T169">(&gt;&gt;)</text:span><text:span text:style-name="T168">  </text:span><text:span text:style-name="T169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4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5">&lt;NUL&gt;</text:span><text:span text:style-name="T109"> </text:span><text:span text:style-name="T13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5">&lt;NUL&gt;&lt;NUL&gt;</text:span><text:span text:style-name="T109"> </text:span><text:span text:style-name="T139">(2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50">  </text:span><text:span text:style-name="T151">(0)</text:span>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21">OK</text:span><text:span text:style-name="T126"> </text:span><text:span text:style-name="T127">(2)</text:span></text:p>
          </table:table-cell>
          <table:table-cell office:value-type="string" calcext:value-type="string"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OK</text:span><text:span text:style-name="T141"> </text:span><text:span text:style-name="T142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53" office:value-type="string" calcext:value-type="string">
            <text:p><text:span text:style-name="T108">(&lt;TS&gt;)</text:span><text:span text:style-name="T109"> </text:span><text:span text:style-name="T139">(&lt;&lt;) </text:span></text:p>
          </table:table-cell>
          <table:table-cell table:style-name="ce43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  <text:p><text:span text:style-name="T108">(&lt;TS&gt;)</text:span><text:span text:style-name="T109"> </text:span><text:span text:style-name="T139">(&lt;&lt;)</text:span><text:span text:style-name="T150">  </text:span><text:span text:style-name="T151">(0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4" office:value-type="string" calcext:value-type="string"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  <text:p><text:span text:style-name="T108">(&lt;TS&gt;)</text:span><text:span text:style-name="T109"> </text:span><text:span text:style-name="T139">(&lt;&lt;)</text:span><text:span text:style-name="T150">  </text:span><text:span text:style-name="T151">(0)</text:span>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OK</text:span><text:span text:style-name="T156"> </text:span><text:span text:style-name="T157">(2)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OK</text:span><text:span text:style-name="T141"> </text:span><text:span text:style-name="T142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5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/text:p>
          </table:table-cell>
          <table:table-cell table:style-name="ce43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</text:span><text:span text:style-name="T176"> </text:span><text:span text:style-name="T177">(1)</text:span></text:p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13">  </text:span><text:span text:style-name="T149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50">  </text:span><text:span text:style-name="T151">(0)</text:span></text:p>
            <text:p><text:span text:style-name="T130">A on already completed line cannot be removed.</text:span></text:p>
            <text:p><text:span text:style-name="T130">This fact/limitation is more than good enough.</text:span></text:p>
            <text:p><text:span text:style-name="T130">Note that unidir Tx/Rx monitor removes A.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</text:span><text:span text:style-name="T176"> </text:span><text:span text:style-name="T177">(1)</text:span></text:p>
            <text:p><text:span text:style-name="T162">(&lt;TS&gt;)</text:span><text:span text:style-name="T168"> </text:span><text:span text:style-name="T169">(&lt;&lt;)</text:span><text:span text:style-name="T168">  </text:span><text:span text:style-name="T16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<text:span text:style-name="T130">A on already completed line cannot be removed.</text:span></text:p>
            <text:p><text:span text:style-name="T130">This fact/limitation is more than good enough.</text:span></text:p>
            <text:p><text:span text:style-name="T130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 </text:span><text:span text:style-name="T151">(0)</text:span></text:p>
            <text:p><text:span text:style-name="T108">(&lt;TS&gt;</text:span><text:span text:style-name="T146">)</text:span><text:span text:style-name="T147"> </text:span><text:span text:style-name="T148">(&lt;&lt;)</text:span><text:span text:style-name="T150">  </text:span><text:span text:style-name="T151">(0)</text:span>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OK</text:span><text:span text:style-name="T156"> </text:span><text:span text:style-name="T157">(2)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</text:span><text:span text:style-name="T176"> </text:span><text:span text:style-name="T177">(1)</text:span></text:p>
            <text:p><text:span text:style-name="T108">(&lt;TS&gt;)</text:span><text:span text:style-name="T109"> </text:span><text:span text:style-name="T139">(&lt;&l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gt;&gt;)</text:span><text:span text:style-name="T109">  </text:span><text:span text:style-name="T139">(0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OK</text:span><text:span text:style-name="T141"> </text:span><text:span text:style-name="T142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07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53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/text:p>
          </table:table-cell>
          <table:table-cell table:style-name="ce43" office:value-type="string" calcext:value-type="string"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</text:span><text:span text:style-name="T160">B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lt;&gt;)</text:span><text:span text:style-name="T154"> </text:span><text:span text:style-name="T155">A</text:span><text:span text:style-name="T178">B</text:span></text:p>
            <text:p><text:span text:style-name="T130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</text:span><text:span text:style-name="T160">B</text:span><text:span text:style-name="T156"> </text:span><text:span text:style-name="T157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A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lt;&gt;)</text:span><text:span text:style-name="T154"> </text:span><text:span text:style-name="T155">A</text:span><text:span text:style-name="T178">B</text:span><text:span text:style-name="T179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54" office:value-type="string" calcext:value-type="string"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</text:span><text:span text:style-name="T160">B</text:span><text:span text:style-name="T156"> </text:span><text:span text:style-name="T157">(1)</text:span></text:p>
            <text:p><text:span text:style-name="T108">(&lt;TS&gt;)</text:span><text:span text:style-name="T109"> </text:span><text:span text:style-name="T139">(&lt;&lt;)</text:span><text:span text:style-name="T109"> </text:span><text:span text:style-name="T143">A</text:span><text:span text:style-name="T158"> </text:span><text:span text:style-name="T159">(1)</text:span></text:p>
            <text:p><text:span text:style-name="T108">(&lt;TS&gt;</text:span><text:span text:style-name="T146">)</text:span><text:span text:style-name="T147"> </text:span><text:span text:style-name="T148">(&gt;&gt;)</text:span><text:span text:style-name="T150"> </text:span><text:span text:style-name="T160">B</text:span><text:span text:style-name="T156"> </text:span><text:span text:style-name="T157">(1)</text:span></text:p>
          </table:table-cell>
          <table:table-cell table:style-name="ce64" office:value-type="string" calcext:value-type="string">
            <text:p><text:span text:style-name="T108">(&lt;TS&gt;</text:span><text:span text:style-name="T146">)</text:span><text:span text:style-name="T152"> </text:span><text:span text:style-name="T153">(&lt;&gt;)</text:span><text:span text:style-name="T154"> </text:span><text:span text:style-name="T155">A</text:span><text:span text:style-name="T178">B</text:span><text:span text:style-name="T179">A</text:span><text:span text:style-name="T178">B</text:span><text:span text:style-name="T158"> </text:span><text:span text:style-name="T159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108">(&lt;TS&gt;</text:span><text:span text:style-name="T146">)</text:span><text:span text:style-name="T152"> </text:span><text:span text:style-name="T153">(&lt;&lt;)</text:span><text:span text:style-name="T154"> </text:span><text:span text:style-name="T180">BB</text:span><text:span text:style-name="T158"> </text:span><text:span text:style-name="T159">(2)</text:span></text:p>
            <text:p>...and:</text:p>
            <text:p><text:span text:style-name="T108">(&lt;TS&gt;</text:span><text:span text:style-name="T146">)</text:span><text:span text:style-name="T152"> </text:span><text:span text:style-name="T153">(&gt;&gt;)</text:span><text:span text:style-name="T154"> </text:span><text:span text:style-name="T155">AA</text:span></text:p>
            <text:p><text:span text:style-name="T130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07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07">Bidir lines are indicated by </text:span><text:span text:style-name="T161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07">  A: Defaults + Show (Time Stamp + Direction + Length) + Show Counts</text:span></text:p>
            <text:p><text:span text:style-name="T107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64" office:value-type="string" calcext:value-type="string">
            <text:p><text:span text:style-name="T162">(&lt;TS&gt;</text:span><text:span text:style-name="T163">)</text:span><text:span text:style-name="T164"> </text:span><text:span text:style-name="T165">(&lt;&lt;)</text:span><text:span text:style-name="T164"> </text:span><text:span text:style-name="T166">41h</text:span><text:span text:style-name="T115"> </text:span><text:span text:style-name="T166">42h</text:span><text:span text:style-name="T115"> </text:span><text:span text:style-name="T166">43h</text:span><text:span text:style-name="T115"> </text:span><text:span text:style-name="T166">44h</text:span><text:span text:style-name="T115"> </text:span><text:span text:style-name="T166">45h</text:span><text:span text:style-name="T115"> </text:span><text:span text:style-name="T166">46h</text:span><text:span text:style-name="T115"> </text:span><text:span text:style-name="T167">(6)</text:span></text:p>
          </table:table-cell>
          <table:table-cell table:style-name="ce64" office:value-type="string" calcext:value-type="string">
            <text:p><text:span text:style-name="T163">(&lt;TS&gt;)</text:span><text:span text:style-name="T164"> </text:span><text:span text:style-name="T165">(&gt;&gt;)</text:span><text:span text:style-name="T164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14">44h</text:span><text:span text:style-name="T115"> </text:span><text:span text:style-name="T114">45h</text:span><text:span text:style-name="T115"> </text:span><text:span text:style-name="T114">46h</text:span><text:span text:style-name="T115"> </text:span><text:span text:style-name="T167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64" office:value-type="string" calcext:value-type="string">
            <text:p><text:span text:style-name="T112">(&lt;TS&gt;)</text:span><text:span text:style-name="T113"> </text:span><text:span text:style-name="T149">(&lt;&lt;)</text:span><text:span text:style-name="T113"> </text:span><text:span text:style-name="T166">41h</text:span><text:span text:style-name="T115"> </text:span><text:span text:style-name="T167">(1)</text:span></text:p>
            <text:p><text:span text:style-name="T162">(&lt;TS&gt;</text:span><text:span text:style-name="T163">)</text:span><text:span text:style-name="T164"> </text:span><text:span text:style-name="T165">(&lt;&lt;)</text:span><text:span text:style-name="T164"> </text:span><text:span text:style-name="T166">41h</text:span><text:span text:style-name="T115"> </text:span><text:span text:style-name="T166">42h</text:span><text:span text:style-name="T115"> </text:span><text:span text:style-name="T166">41h</text:span><text:span text:style-name="T115"> </text:span><text:span text:style-name="T166">42h</text:span><text:span text:style-name="T115"> </text:span><text:span text:style-name="T166">43h</text:span><text:span text:style-name="T115"> ... </text:span><text:span text:style-name="T167">(35)</text:span></text:p>
          </table:table-cell>
          <table:table-cell table:style-name="ce64" office:value-type="string" calcext:value-type="string">
            <text:p><text:span text:style-name="T112">(&lt;TS&gt;)</text:span><text:span text:style-name="T113"> </text:span><text:span text:style-name="T149">(&gt;&gt;)</text:span><text:span text:style-name="T113"> </text:span><text:span text:style-name="T114">41h</text:span><text:span text:style-name="T115"> </text:span><text:span text:style-name="T167">(1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1h</text:span><text:span text:style-name="T115"> </text:span><text:span text:style-name="T114">42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... </text:span><text:span text:style-name="T167">(35)</text:span></text:p>
            <text:p><text:span text:style-name="T130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43" office:value-type="string" calcext:value-type="string">
            <text:p><text:span text:style-name="T112">(</text:span><text:span text:style-name="T181">&lt;TS&gt;</text:span><text:span text:style-name="T112">)</text:span><text:span text:style-name="T113"> </text:span><text:span text:style-name="T149">(&gt;&gt;)</text:span><text:span text:style-name="T113"> </text:span><text:span text:style-name="T114">41h</text:span><text:span text:style-name="T115"> </text:span><text:span text:style-name="T167">(1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1h</text:span><text:span text:style-name="T115"> </text:span><text:span text:style-name="T114">42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3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4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4h</text:span><text:span text:style-name="T115"> </text:span><text:span text:style-name="T114">45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3h</text:span><text:span text:style-name="T115"> </text:span><text:span text:style-name="T114">44h</text:span><text:span text:style-name="T115"> </text:span><text:span text:style-name="T114">45h</text:span><text:span text:style-name="T115"> </text:span><text:span text:style-name="T114">46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</text:span><text:span text:style-name="T114">44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5h</text:span><text:span text:style-name="T115"> </text:span><text:span text:style-name="T114">46h</text:span><text:span text:style-name="T115"> </text:span><text:span text:style-name="T114">47h</text:span><text:span text:style-name="T115"> </text:span><text:span text:style-name="T114">41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2h</text:span><text:span text:style-name="T115"> </text:span><text:span text:style-name="T114">43h</text:span><text:span text:style-name="T115"> </text:span><text:span text:style-name="T114">44h</text:span><text:span text:style-name="T115"> </text:span><text:span text:style-name="T114">45h</text:span><text:span text:style-name="T115"> </text:span><text:span text:style-name="T167">(4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6h</text:span><text:span text:style-name="T115"> </text:span><text:span text:style-name="T114">47h</text:span><text:span text:style-name="T115"> </text:span><text:span text:style-name="T114">48h</text:span><text:span text:style-name="T115"> </text:span><text:span text:style-name="T167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07">In receiving terminal, disable [Settings... &gt; Text... &gt; Break lines on every chunk]</text:span></text:p>
            <text:p><text:span text:style-name="T107">In receiving terminal, disable [Settings... &gt; Text... &gt; Break lines after]</text:span></text:p>
            <text:p><text:span text:style-name="T107">In receiving terminal, enable [Settings... &gt; Text... &gt; Break lines after timeout of]</text:span></text:p>
            <text:p>Confirm</text:p>
          </table:table-cell>
          <table:table-cell/>
          <table:table-cell table:style-name="ce64" office:value-type="string" calcext:value-type="string">
            <text:p><text:span text:style-name="T112">(&lt;TS&gt;)</text:span><text:span text:style-name="T113"> </text:span><text:span text:style-name="T149">(&gt;&gt;)</text:span><text:span text:style-name="T113"> </text:span><text:span text:style-name="T114">41h</text:span><text:span text:style-name="T115"> </text:span><text:span text:style-name="T167">(1)</text:span></text:p>
            <text:p><text:span text:style-name="T163">(&lt;TS&gt;)</text:span><text:span text:style-name="T164"> </text:span><text:span text:style-name="T165">(&gt;&gt;)</text:span><text:span text:style-name="T164"> </text:span><text:span text:style-name="T114">41h</text:span><text:span text:style-name="T115"> </text:span><text:span text:style-name="T114">42h</text:span><text:span text:style-name="T115"> </text:span><text:span text:style-name="T114">41h</text:span><text:span text:style-name="T115"> </text:span><text:span text:style-name="T114">42h</text:span><text:span text:style-name="T115"> </text:span><text:span text:style-name="T114">43h</text:span><text:span text:style-name="T115"> ... </text:span><text:span text:style-name="T167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07">A\!(EOL)AB\!(Delay(1000))ABC</text:span></text:p>
          </table:table-cell>
          <table:table-cell table:style-name="ce64" office:value-type="string" calcext:value-type="string">
            <text:p><text:span text:style-name="T162">(&lt;TS&gt;)</text:span><text:span text:style-name="T168"> </text:span><text:span text:style-name="T169">(&lt;&lt;)</text:span><text:span text:style-name="T168"> </text:span><text:span text:style-name="T170">41h</text:span><text:span text:style-name="T171"> </text:span><text:span text:style-name="T172">[Error: EOL keyword is not supported for binary terminals!]</text:span><text:span text:style-name="T115"> </text:span><text:span text:style-name="T166">41h</text:span><text:span text:style-name="T115"> </text:span><text:span text:style-name="T166">42h</text:span><text:span text:style-name="T115"> </text:span><text:span text:style-name="T167">(3)</text:span></text:p>
            <text:p><text:span text:style-name="T162">(&lt;TS&gt;)</text:span><text:span text:style-name="T164"> </text:span><text:span text:style-name="T165">(&lt;&lt;)</text:span><text:span text:style-name="T164"> </text:span><text:span text:style-name="T166">41h</text:span><text:span text:style-name="T115"> </text:span><text:span text:style-name="T166">42h</text:span><text:span text:style-name="T115"> </text:span><text:span text:style-name="T166">43h</text:span><text:span text:style-name="T115"> </text:span><text:span text:style-name="T167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19">(&lt;TS&gt;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1h</text:span><text:span text:style-name="T126"> </text:span><text:span text:style-name="T121">42h</text:span><text:span text:style-name="T126"> </text:span><text:span text:style-name="T127">(3)</text:span></text:p>
            <text:p><text:span text:style-name="T174">(&lt;TS&gt;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7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07">&lt;2 lines...&gt; [A] [B\!(Delay(1000))ABC]</text:span></text:p>
          </table:table-cell>
          <table:table-cell office:value-type="string" calcext:value-type="string">
            <text:p><text:span text:style-name="T108">(&lt;TS&gt;</text:span><text:span text:style-name="T119">)</text:span><text:span text:style-name="T120"> </text:span><text:span text:style-name="T173">(&lt;&lt;)</text:span><text:span text:style-name="T120"> </text:span><text:span text:style-name="T140">41h</text:span><text:span text:style-name="T126"> </text:span><text:span text:style-name="T127">(1)</text:span></text:p>
            <text:p><text:span text:style-name="T108">(&lt;TS&gt;</text:span><text:span text:style-name="T174">)</text:span><text:span text:style-name="T134"> </text:span><text:span text:style-name="T135">(&lt;&lt;)</text:span><text:span text:style-name="T134"> </text:span><text:span text:style-name="T140">42h</text:span><text:span text:style-name="T126"> </text:span><text:span text:style-name="T127">(1)</text:span></text:p>
            <text:p><text:span text:style-name="T174">(&lt;TS&gt;)</text:span><text:span text:style-name="T134"> </text:span><text:span text:style-name="T135">(&lt;&lt;)</text:span><text:span text:style-name="T134"> </text:span><text:span text:style-name="T140">41h</text:span><text:span text:style-name="T126"> </text:span><text:span text:style-name="T140">42h</text:span><text:span text:style-name="T126"> </text:span><text:span text:style-name="T140">43h</text:span><text:span text:style-name="T126"> </text:span><text:span text:style-name="T127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08">(&lt;TS&gt;</text:span><text:span text:style-name="T119">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7">(2)</text:span></text:p>
            <text:p><text:span text:style-name="T174">(&lt;TS&gt;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7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07">In receiving terminal, disable [Settings... &gt; Text... &gt; Break lines after timeout of]</text:span></text:p>
            <text:p><text:span text:style-name="T107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07">ABCDEF</text:span></text:p>
          </table:table-cell>
          <table:table-cell/>
          <table:table-cell table:style-name="ce65" office:value-type="string" calcext:value-type="string">
            <text:p><text:span text:style-name="T119">(&lt;TS&gt;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07">ABCDEF</text:span></text:p>
          </table:table-cell>
          <table:table-cell/>
          <table:table-cell office:value-type="string" calcext:value-type="string">
            <text:p><text:span text:style-name="T119">(&lt;TS&gt;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7">(6)</text:span></text:p>
            <text:p><text:span text:style-name="T174">(&lt;TS&gt;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07">123ABC123</text:span></text:p>
          </table:table-cell>
          <table:table-cell/>
          <table:table-cell office:value-type="string" calcext:value-type="string">
            <text:p><text:span text:style-name="T119">(&lt;TS&gt;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7">(6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7">(9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07">123ABC123</text:span></text:p>
          </table:table-cell>
          <table:table-cell/>
          <table:table-cell office:value-type="string" calcext:value-type="string">
            <text:p><text:span text:style-name="T108">(&lt;TS&gt;</text:span><text:span text:style-name="T119">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7">(6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7">(9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7">(9)</text:span></text:p>
            <text:p><text:span text:style-name="T174">(&lt;TS&gt;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07">&lt;2 lines...&gt; [A] [B\!(Delay(1000))ABC]</text:span></text:p>
          </table:table-cell>
          <table:table-cell/>
          <table:table-cell office:value-type="string" calcext:value-type="string">
            <text:p><text:span text:style-name="T119">(&lt;TS&gt;)</text:span><text:span text:style-name="T120"> </text:span><text:span text:style-name="T173">(&gt;&gt;)</text:span><text:span text:style-name="T120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7">(6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44h</text:span><text:span text:style-name="T126"> </text:span><text:span text:style-name="T121">45h</text:span><text:span text:style-name="T126"> </text:span><text:span text:style-name="T121">46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7">(9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1">31h</text:span><text:span text:style-name="T126"> </text:span><text:span text:style-name="T121">32h</text:span><text:span text:style-name="T126"> </text:span><text:span text:style-name="T121">33h</text:span><text:span text:style-name="T126"> </text:span><text:span text:style-name="T127">(9)</text:span></text:p>
            <text:p><text:span text:style-name="T108">(&lt;TS&gt;)</text:span><text:span text:style-name="T109"> </text:span><text:span text:style-name="T139">(&gt;&gt;)</text:span><text:span text:style-name="T109"> </text:span><text:span text:style-name="T110">41h</text:span><text:span text:style-name="T141"> </text:span><text:span text:style-name="T110">42h</text:span><text:span text:style-name="T141"> </text:span><text:span text:style-name="T110">43h</text:span><text:span text:style-name="T141"> </text:span><text:span text:style-name="T110">31h</text:span><text:span text:style-name="T141"> </text:span><text:span text:style-name="T110">32h</text:span><text:span text:style-name="T141"> </text:span><text:span text:style-name="T110">33h</text:span><text:span text:style-name="T141"> </text:span><text:span text:style-name="T110">41h</text:span><text:span text:style-name="T141"> </text:span><text:span text:style-name="T121">42h</text:span><text:span text:style-name="T126"> </text:span><text:span text:style-name="T127">(8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41h</text:span><text:span text:style-name="T126"> </text:span><text:span text:style-name="T121">42h</text:span><text:span text:style-name="T126"> </text:span><text:span text:style-name="T121">43h</text:span></text:p>
            <text:p><text:span text:style-name="T130">Note that </text:span><text:span text:style-name="T182">41h</text:span><text:span text:style-name="T183"> </text:span><text:span text:style-name="T184">42h</text:span><text:span text:style-name="T183"> </text:span><text:span text:style-name="T185">(8)</text:span><text:span text:style-name="T186"> will only be appended after the delay,</text:span></text:p>
            <text:p><text:span text:style-name="T130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07">In receiving terminal, enable [Settings... &gt; Text... &gt; Break lines before sequence]</text:span></text:p>
            <text:p><text:span text:style-name="T107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07">23&lt;NUL&gt;1</text:span></text:p>
          </table:table-cell>
          <table:table-cell/>
          <table:table-cell office:value-type="string" calcext:value-type="string">
            <text:p><text:span text:style-name="T108">(&lt;TS&gt;</text:span><text:span text:style-name="T119">)</text:span><text:span text:style-name="T120"> </text:span><text:span text:style-name="T173">(&gt;&gt;)</text:span><text:span text:style-name="T120"> </text:span><text:span text:style-name="T121">32h</text:span><text:span text:style-name="T126"> </text:span><text:span text:style-name="T121">33h</text:span><text:span text:style-name="T126"> </text:span><text:span text:style-name="T127">(2)</text:span></text:p>
            <text:p><text:span text:style-name="T108">(&lt;TS&gt;</text:span><text:span text:style-name="T174">)</text:span><text:span text:style-name="T134"> </text:span><text:span text:style-name="T135">(&gt;&gt;)</text:span><text:span text:style-name="T134"> </text:span><text:span text:style-name="T121">31h</text:span></text:p>
            <text:p><text:span text:style-name="T130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07">23&lt;NUL&gt;1</text:span></text:p>
          </table:table-cell>
          <table:table-cell/>
          <table:table-cell table:style-name="ce64" office:value-type="string" calcext:value-type="string">
            <text:p><text:span text:style-name="T162">(&lt;TS&gt;</text:span><text:span text:style-name="T112">)</text:span><text:span text:style-name="T113"> </text:span><text:span text:style-name="T149">(&gt;&gt;)</text:span><text:span text:style-name="T113"> </text:span><text:span text:style-name="T114">32h</text:span><text:span text:style-name="T115"> </text:span><text:span text:style-name="T114">33h</text:span><text:span text:style-name="T115"> </text:span><text:span text:style-name="T167">(2)</text:span></text:p>
            <text:p><text:span text:style-name="T162">(&lt;TS&gt;</text:span><text:span text:style-name="T163">)</text:span><text:span text:style-name="T164"> </text:span><text:span text:style-name="T165">(&gt;&gt;)</text:span><text:span text:style-name="T164"> </text:span><text:span text:style-name="T114">31h</text:span><text:span text:style-name="T115"> </text:span><text:span text:style-name="T114">32h</text:span><text:span text:style-name="T115"> </text:span><text:span text:style-name="T114">33h</text:span><text:span text:style-name="T115"> </text:span><text:span text:style-name="T167">(3)</text:span></text:p>
            <text:p><text:span text:style-name="T162">(&lt;TS&gt;</text:span><text:span text:style-name="T163">)</text:span><text:span text:style-name="T164"> </text:span><text:span text:style-name="T165">(&gt;&gt;)</text:span><text:span text:style-name="T164"> </text:span><text:span text:style-name="T114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07">In receiving terminal, disable [Settings... &gt; Advanced... &gt; Hide 0x00]</text:span></text:p>
            <text:p><text:span text:style-name="T107">Confirm</text:span></text:p>
          </table:table-cell>
          <table:table-cell/>
          <table:table-cell table:style-name="ce64" office:value-type="string" calcext:value-type="string">
            <text:p><text:span text:style-name="T162">(&lt;TS&gt;</text:span><text:span text:style-name="T112">)</text:span><text:span text:style-name="T113"> </text:span><text:span text:style-name="T149">(&gt;&gt;)</text:span><text:span text:style-name="T113"> </text:span><text:span text:style-name="T114">32h</text:span><text:span text:style-name="T115"> </text:span><text:span text:style-name="T114">33h</text:span><text:span text:style-name="T115"> </text:span><text:span text:style-name="T114">00h</text:span><text:span text:style-name="T115"> </text:span><text:span text:style-name="T167">(3)</text:span></text:p>
            <text:p><text:span text:style-name="T162">(&lt;TS&gt;</text:span><text:span text:style-name="T163">)</text:span><text:span text:style-name="T164"> </text:span><text:span text:style-name="T165">(&gt;&gt;)</text:span><text:span text:style-name="T164"> </text:span><text:span text:style-name="T114">31h</text:span><text:span text:style-name="T115"> </text:span><text:span text:style-name="T114">32h</text:span><text:span text:style-name="T115"> </text:span><text:span text:style-name="T114">33h</text:span><text:span text:style-name="T115"> </text:span><text:span text:style-name="T114">00h</text:span><text:span text:style-name="T115"> </text:span><text:span text:style-name="T167">(4)</text:span></text:p>
            <text:p><text:span text:style-name="T162">(&lt;TS&gt;</text:span><text:span text:style-name="T163">)</text:span><text:span text:style-name="T164"> </text:span><text:span text:style-name="T165">(&gt;&gt;)</text:span><text:span text:style-name="T164"> </text:span><text:span text:style-name="T114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5" table:default-cell-style-name="ce30"/>
        <table:table-column table:style-name="co26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7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7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7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0"/>
        <table:table-column table:style-name="co61" table:default-cell-style-name="ce30"/>
        <table:table-column table:style-name="co62" table:default-cell-style-name="ce30"/>
        <table:table-column table:style-name="co24" table:default-cell-style-name="ce30"/>
        <table:table-column table:style-name="co63" table:default-cell-style-name="ce30"/>
        <table:table-column table:style-name="co64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07">Menu &gt; Receive &gt; Automatic Action &gt; Deactivate is disabled</text:span></text:p>
            <text:p><text:span text:style-name="T107">Menu &gt; Receive &gt; Automatic Action &gt; Trigger &gt; Use Text &amp; Co. Is disabled</text:span></text:p>
            <text:p><text:span text:style-name="T107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07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07">Menu &gt; Receive</text:span> &gt; Automatic Action is checked now</text:p>
            <text:p><text:span text:style-name="T107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07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07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07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<text:span text:style-name="T107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07">Automatic action is not triggered for "123abc456"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triggered for the given command</text:span></text:p>
            <text:p><text:span text:style-name="T107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07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0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07">Automatic action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07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187">123</text:span> AB <text:span text:style-name="T187">C456</text:span></text:p>
          </table:table-cell>
          <table:table-cell office:value-type="string" calcext:value-type="string">
            <text:p>Data sent and received</text:p>
            <text:p>Automatic action is triggered for <text:span text:style-name="T187">each of the two matches</text:span></text:p>
            <text:p><text:span text:style-name="T130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3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/>
          <table:table-cell office:value-type="string" calcext:value-type="string">
            <text:p>Disable [Regex]</text:p>
            <text:p><text:span text:style-name="T107">Disable [Whole Word]</text:span></text:p>
            <text:p><text:span text:style-name="T107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>
          <table:table-cell table:number-columns-repeated="2"/>
          <table:table-cell table:style-name="ce33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07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without trigger from other terminal</text:p>
            <text:p><text:span text:style-name="T10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12">(&gt;&gt;)</text:span><text:span text:style-name="T113"> </text:span><text:span text:style-name="T114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including trigger from other terminal</text:p>
            <text:p><text:span text:style-name="T107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12">(&gt;&gt;)</text:span><text:span text:style-name="T113"> </text:span><text:span text:style-name="T114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without trigger from other terminal</text:p>
            <text:p><text:span text:style-name="T107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a chunk of two lines with/without trigger from other terminal</text:p>
            <text:p><text:span text:style-name="T107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112">(&gt;&gt;)</text:span><text:span text:style-name="T113"> </text:span><text:span text:style-name="T114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33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33"/>
          <table:table-cell office:value-type="string" calcext:value-type="string">
            <text:p>Send a chunk of two lines with/without trigger from other terminal</text:p>
            <text:p><text:span text:style-name="T107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19">(&gt;&gt;)</text:span><text:span text:style-name="T120"> </text:span><text:span text:style-name="T121">ABC</text:span></text:p>
            <text:p><text:span text:style-name="T174">(&gt;&gt;)</text:span><text:span text:style-name="T134"> </text:span><text:span text:style-name="T121">ABC</text:span></text:p>
            <text:p><text:span text:style-name="T174">(&gt;&gt;)</text:span><text:span text:style-name="T134"> </text:span><text:span text:style-name="T121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>
          <table:table-cell table:number-columns-repeated="2"/>
          <table:table-cell table:style-name="ce33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without trigger from other terminal</text:p>
            <text:p><text:span text:style-name="T107">"xyz\!(NoEOL)"</text:span></text:p>
          </table:table-cell>
          <table:table-cell office:value-type="string" calcext:value-type="string">
            <text:p><text:span text:style-name="T10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including trigger from other terminal</text:p>
            <text:p><text:span text:style-name="T107">"ABC\!(NoEOL)"</text:span></text:p>
          </table:table-cell>
          <table:table-cell office:value-type="string" calcext:value-type="string">
            <text:p><text:span text:style-name="T10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partial line without trigger from other terminal</text:p>
            <text:p><text:span text:style-name="T107">"xyz\!(NoEOL)"</text:span></text:p>
          </table:table-cell>
          <table:table-cell office:value-type="string" calcext:value-type="string">
            <text:p><text:span text:style-name="T107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112">(&gt;&gt;)</text:span><text:span text:style-name="T113"> </text:span><text:span text:style-name="T114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Send a chunk of two lines with/without trigger from other terminal</text:p>
            <text:p><text:span text:style-name="T107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112">(&gt;&gt;)</text:span><text:span text:style-name="T113"> </text:span><text:span text:style-name="T114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3"/>
          <table:table-cell office:value-type="string" calcext:value-type="string">
            <text:p>Send a chunk of two lines with/without trigger from other terminal</text:p>
            <text:p><text:span text:style-name="T107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19">(&gt;&gt;)</text:span><text:span text:style-name="T120"> </text:span><text:span text:style-name="T121">xyz</text:span></text:p>
            <text:p><text:span text:style-name="T174">(&gt;&gt;)</text:span><text:span text:style-name="T134"> </text:span><text:span text:style-name="T121">xyz</text:span></text:p>
            <text:p><text:span text:style-name="T174">(&gt;&gt;)</text:span><text:span text:style-name="T134"> </text:span><text:span text:style-name="T121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33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07">Menu &gt; Send &gt; Automatic Response &gt; Deactivate is disabled</text:span></text:p>
            <text:p><text:span text:style-name="T107">Menu &gt; Send &gt; Automatic Response &gt; Trigger &gt; Use Text is disabled</text:span></text:p>
            <text:p><text:span text:style-name="T107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07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07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07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07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07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07">Automatic response is triggered for the given command</text:span></text:p>
            <text:p><text:span text:style-name="T107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07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187">123</text:span> AB <text:span text:style-name="T187">C456</text:span>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each of the two matches</text:span></text:p>
            <text:p><text:span text:style-name="T130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07">Send:</text:span></text:p>
            <text:p><text:span text:style-name="T10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07">Clear sending terminal [Ctrl+L]</text:span></text:p>
            <text:p><text:span text:style-name="T107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3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office:value-type="string" calcext:value-type="string">
            <text:p/>
            <text:p><text:span text:style-name="T137">...ABC</text:span><text:span text:style-name="T141"> </text:span><text:span text:style-name="T142">(72) </text:span><text:span text:style-name="T186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07">Automatic response</text:span> is triggered for <text:span text:style-name="T187">all 24 matches</text:span></text:p>
            <text:p><text:span text:style-name="T130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35">
          <table:table-cell table:number-columns-repeated="3"/>
          <table:table-cell office:value-type="string" calcext:value-type="string">
            <text:p><text:span text:style-name="T107">Send:</text:span></text:p>
            <text:p><text:span text:style-name="T107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07">Automatic response is triggered for </text:span><text:span text:style-name="T188">all 10 matches</text:span></text:p>
            <text:p><text:span text:style-name="T107">Automatic response</text:span> is composed from first 4 triggers</text:p>
            <text:p><text:span text:style-name="T130">Trigger is highlighted</text:span></text:p>
          </table:table-cell>
          <table:table-cell office:value-type="string" calcext:value-type="string">
            <text:p><text:span text:style-name="T193">123 ABC 456 789 0DE FGH IJK LMN OPQ RST UVW XYZ 123 ABC 456 789 0DE FGH IJK LMN OPQ RST UVW XYZ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  <text:p><text:span text:style-name="T131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07">Automatic response is triggered for </text:span><text:span text:style-name="T188">all 10 matches</text:span></text:p>
            <text:p><text:span text:style-name="T107">Automatic response</text:span> contains <text:span text:style-name="T189">error message</text:span></text:p>
            <text:p><text:span text:style-name="T130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07">Automatic response is triggered for </text:span><text:span text:style-name="T188">all 10 matches</text:span></text:p>
            <text:p><text:span text:style-name="T107">Automatic response</text:span> contains <text:span text:style-name="T189">error message</text:span></text:p>
            <text:p><text:span text:style-name="T130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33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90">   1 </text:span><text:span text:style-name="T191">S S       0.00 g</text:span></text:p>
            <text:p><text:span text:style-name="T190">   2 </text:span><text:span text:style-name="T191">S S       0.00 g</text:span></text:p>
            <text:p><text:span text:style-name="T190">   3 </text:span><text:span text:style-name="T191">S S       0.00 g</text:span></text:p>
            <text:p><text:span text:style-name="T192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90">...</text:span></text:p>
            <text:p><text:span text:style-name="T190"> 101 </text:span><text:span text:style-name="T191">S D       ?.?? g</text:span></text:p>
            <text:p><text:span text:style-name="T190"> 102 </text:span><text:span text:style-name="T191">S D       ?.?? g</text:span></text:p>
            <text:p><text:span text:style-name="T190"> 103 </text:span><text:span text:style-name="T191">S D       ?.?? g</text:span></text:p>
            <text:p><text:span text:style-name="T192">...</text:span></text:p>
            <text:p><text:span text:style-name="T130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3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30">Responses are no longer shown when unstable</text:span></text:p>
            <text:p><text:span text:style-name="T190">...</text:span></text:p>
            <text:p><text:span text:style-name="T190"> 201 </text:span><text:span text:style-name="T191">S S       ?.?? g</text:span></text:p>
            <text:p><text:span text:style-name="T190"> 202 </text:span><text:span text:style-name="T191">S S       ?.?? g</text:span></text:p>
            <text:p><text:span text:style-name="T190"> 203 </text:span><text:span text:style-name="T191">S S       ?.?? g</text:span></text:p>
            <text:p><text:span text:style-name="T192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0"/>
        <table:table-column table:style-name="co31" table:default-cell-style-name="ce30"/>
        <table:table-column table:style-name="co7" table:default-cell-style-name="ce30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1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0"/>
        <table:table-column table:style-name="co35" table:default-cell-style-name="ce30"/>
        <table:table-column table:style-name="co7" table:default-cell-style-name="ce30"/>
        <table:table-column table:style-name="co36" table:default-cell-style-name="ce30"/>
        <table:table-column table:style-name="co37" table:default-cell-style-name="ce30"/>
        <table:table-column table:style-name="co38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07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07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0"/>
        <table:table-column table:style-name="co39" table:default-cell-style-name="ce30"/>
        <table:table-column table:style-name="co40" table:default-cell-style-name="ce30"/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2" office:value-type="string" calcext:value-type="string">
            <text:p>Modify the text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33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33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33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3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3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3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Open recent drop-down</text:p>
          </table:table-cell>
          <table:table-cell table:style-name="ce33" office:value-type="string" calcext:value-type="string">
            <text:p>No control characters in drop-down</text:p>
          </table:table-cell>
          <table:table-cell table:style-name="ce33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Select one of the recents</text:p>
          </table:table-cell>
          <table:table-cell table:style-name="ce33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Change that recent</text:p>
          </table:table-cell>
          <table:table-cell table:style-name="ce33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33"/>
          <table:table-cell table:number-columns-repeated="1018"/>
        </table:table-row>
        <table:table-row table:style-name="ro2">
          <table:table-cell table:number-columns-repeated="3"/>
          <table:table-cell table:style-name="ce33" office:value-type="string" calcext:value-type="string">
            <text:p>Open recent drop-down</text:p>
          </table:table-cell>
          <table:table-cell table:style-name="ce33" office:value-type="string" calcext:value-type="string">
            <text:p>Just selected recent still there</text:p>
            <text:p>New recent added</text:p>
          </table:table-cell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3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33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3"/>
          <table:table-cell office:value-type="string" calcext:value-type="string">
            <text:p>[Shift+F&lt;i&gt;]</text:p>
          </table:table-cell>
          <table:table-cell table:style-name="ce33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3"/>
          <table:table-cell office:value-type="string" calcext:value-type="string">
            <text:p>[Enter]</text:p>
          </table:table-cell>
          <table:table-cell table:style-name="ce33" office:value-type="string" calcext:value-type="string">
            <text:p>Changed recent text gets sent</text:p>
            <text:p><text:span text:style-name="T107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3"/>
          <table:table-cell office:value-type="string" calcext:value-type="string">
            <text:p>[Shift+F&lt;i&gt;]</text:p>
          </table:table-cell>
          <table:table-cell table:style-name="ce33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07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07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33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33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33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33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33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33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07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3" office:value-type="string" calcext:value-type="string">
            <text:p>Send "\!-SendFiles\Stress-7-EnormousLine.txt"</text:p>
          </table:table-cell>
          <table:table-cell table:style-name="ce33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string" calcext:value-type="string">
            <text:p>Clear the monitors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3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33" office:value-type="string" calcext:value-type="string">
            <text:p>Lines include the stated number of chars</text:p>
            <text:p>No empty lines</text:p>
          </table:table-cell>
          <table:table-cell table:style-name="ce83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07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41">   </text:span><text:span text:style-name="T142"> </text:span><text:span text:style-name="T194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0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4">(&lt;&lt;)</text:span><text:span text:style-name="T134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41">   </text:span><text:span text:style-name="T142"> </text:span><text:span text:style-name="T194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74">(&lt;&lt;)</text:span><text:span text:style-name="T134"> </text:span><text:span text:style-name="T140">X</text:span><text:span text:style-name="T196">&lt;CR&gt;&lt;LF&gt;</text:span><text:span text:style-name="T129"> </text:span><text:span text:style-name="T127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74">(&lt;&lt;)</text:span><text:span text:style-name="T134"> </text:span><text:span text:style-name="T140">X</text:span><text:span text:style-name="T196">&lt;CR&gt;&lt;LF&gt;</text:span><text:span text:style-name="T129"> </text:span><text:span text:style-name="T127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<text:span text:style-name="T107">In sending terminal:</text:span></text:p>
            <text:p>B</text:p>
            <text:p>[Enter]</text:p>
          </table:table-cell>
          <table:table-cell office:value-type="string" calcext:value-type="string">
            <text:p><text:span text:style-name="T108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</text:span><text:span text:style-name="T143">B</text:span><text:span text:style-name="T141"> </text:span><text:span text:style-name="T142">(1)</text:span>    in sending terminal</text:p>
            <text:p/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08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    in sending terminal</text:p>
            <text:p/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<text:span text:style-name="T107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08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 </text:span><text:span text:style-name="T139">(0) </text:span>    in sending terminal</text:p>
            <text:p/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99">(&lt;&lt;)</text:span><text:span text:style-name="T200"> </text:span><text:span text:style-name="T143">A</text:span><text:span text:style-name="T141"> </text:span><text:span text:style-name="T142">(1)</text:span></text:p>
            <text:p><text:span text:style-name="T108">(&lt;&lt;)</text:span><text:span text:style-name="T109"> </text:span><text:span text:style-name="T143">A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</text:span><text:span text:style-name="T143">B</text:span><text:span text:style-name="T141"> </text:span><text:span text:style-name="T142">(1)</text:span></text:p>
            <text:p><text:span text:style-name="T108">(&gt;&gt;)</text:span><text:span text:style-name="T109"> </text:span><text:span text:style-name="T110">X</text:span><text:span text:style-name="T141"> </text:span><text:span text:style-name="T142">(1)</text:span></text:p>
            <text:p><text:span text:style-name="T108">(&lt;&lt;)</text:span><text:span text:style-name="T109">  </text:span><text:span text:style-name="T139">(0)</text:span></text:p>
            <text:p><text:span text:style-name="T108">(&lt;&lt;)</text:span><text:span text:style-name="T109"> </text:span><text:span text:style-name="T143">B</text:span><text:span text:style-name="T141"> </text:span><text:span text:style-name="T142">(1)</text:span>    in sending terminal</text:p>
            <text:p/>
            <text:p><text:span text:style-name="T199">(&gt;&gt;)</text:span><text:span text:style-name="T200"> </text:span><text:span text:style-name="T110">A</text:span><text:span text:style-name="T111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10">A</text:span><text:span text:style-name="T141"> </text:span><text:span text:style-name="T142">(1)</text:span><text:span text:style-name="T194">  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CR&gt;&lt;LF&gt;</text:span><text:span text:style-name="T109"> </text:span><text:span text:style-name="T139">(2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4">(&lt;&lt;)</text:span><text:span text:style-name="T134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41">   </text:span><text:span text:style-name="T142"> </text:span><text:span text:style-name="T194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0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194">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07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201"> </text:span><text:span text:style-name="T194">in receiving terminal</text:span></text:p>
            <text:p><text:span text:style-name="T199">(&lt;&lt;)</text:span><text:span text:style-name="T200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LF&gt;</text:span><text:span text:style-name="T109"> </text:span><text:span text:style-name="T139">(1)</text:span></text:p>
          </table:table-cell>
          <table:table-cell office:value-type="string" calcext:value-type="string">
            <text:p/>
            <text:p>&lt;LF&gt; must not be shown (<text:span text:style-name="T107">was the case until YAT 2.0.0)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</text:p>
            <text:p><text:span text:style-name="T174">(&lt;&lt;)</text:span><text:span text:style-name="T134"> </text:span><text:span text:style-name="T140">B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201"> </text:span><text:span text:style-name="T194">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LF&gt;</text:span><text:span text:style-name="T109"> </text:span><text:span text:style-name="T139">(1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 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97">&lt;CR&gt; </text:span><text:span text:style-name="T202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9">(&lt;&lt;)</text:span><text:span text:style-name="T120">  </text:span><text:span text:style-name="T173">(0)</text:span></text:p>
            <text:p><text:span text:style-name="T119">(&gt;&gt;)</text:span><text:span text:style-name="T120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97">&lt;CR&gt;</text:span><text:span text:style-name="T109"> </text:span><text:span text:style-name="T139">(1)</text:span><text:span text:style-name="T202">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07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 </text:span><text:span text:style-name="T173">(0)</text:span></text:p>
            <text:p><text:span text:style-name="T119">(&gt;&gt;)</text:span><text:span text:style-name="T120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97">&lt;CR&gt;</text:span><text:span text:style-name="T109"> </text:span><text:span text:style-name="T139">(1)</text:span><text:span text:style-name="T202">  in receiving terminal</text:span></text:p>
            <text:p><text:span text:style-name="T199">(&lt;&lt;)</text:span><text:span text:style-name="T200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LF&gt;</text:span><text:span text:style-name="T109"> </text:span><text:span text:style-name="T139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9">(&lt;&lt;)</text:span><text:span text:style-name="T120">  </text:span><text:span text:style-name="T173">(0)</text:span></text:p>
            <text:p><text:span text:style-name="T119">(&gt;&gt;)</text:span><text:span text:style-name="T120"> </text:span><text:span text:style-name="T121">X</text:span><text:span text:style-name="T126"> </text:span><text:span text:style-name="T127">(1)</text:span></text:p>
            <text:p><text:span text:style-name="T174">(&lt;&lt;)</text:span><text:span text:style-name="T134"> </text:span><text:span text:style-name="T140">B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97">&lt;CR&gt;</text:span><text:span text:style-name="T109"> </text:span><text:span text:style-name="T139">(1)</text:span><text:span text:style-name="T202">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97">&lt;LF&gt;</text:span><text:span text:style-name="T109"> </text:span><text:span text:style-name="T139">(1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4">(&lt;&lt;)</text:span><text:span text:style-name="T134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41">   </text:span><text:span text:style-name="T142"> </text:span><text:span text:style-name="T194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4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07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194">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07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</text:p>
            <text:p><text:span text:style-name="T174">(&lt;&lt;)</text:span><text:span text:style-name="T134"> </text:span><text:span text:style-name="T203">&lt;CR&gt;</text:span><text:span text:style-name="T140">B</text:span><text:span text:style-name="T196">&lt;LF&gt;</text:span> 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194"> in receiving terminal</text:span></text:p>
            <text:p><text:span text:style-name="T199">(&lt;&lt;)</text:span><text:span text:style-name="T200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10">B</text:span><text:span text:style-name="T111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A</text:span><text:span text:style-name="T126"> </text:span><text:span text:style-name="T127">(1)</text:span></text:p>
            <text:p><text:span text:style-name="T174">(&gt;&gt;)</text:span><text:span text:style-name="T134"> </text:span><text:span text:style-name="T121">X</text:span><text:span text:style-name="T126"> </text:span><text:span text:style-name="T127">(1)</text:span></text:p>
            <text:p><text:span text:style-name="T174">(&lt;&lt;)</text:span><text:span text:style-name="T134"> </text:span><text:span text:style-name="T203">&lt;CR&gt;</text:span><text:span text:style-name="T140">B</text:span><text:span text:style-name="T196">&lt;LF&gt;</text:span><text:span text:style-name="T129"> </text:span><text:span text:style-name="T127">(3)</text:span>  in sending terminal</text:p>
            <text:p/>
            <text:p><text:span text:style-name="T108">(&gt;&gt;)</text:span><text:span text:style-name="T109"> </text:span><text:span text:style-name="T110">A</text:span><text:span text:style-name="T111">&lt;CR&gt;</text:span><text:span text:style-name="T195"> </text:span><text:span text:style-name="T142">(2)</text:span><text:span text:style-name="T194"> in receiving terminal</text:span></text:p>
            <text:p><text:span text:style-name="T199">(&lt;&lt;)</text:span><text:span text:style-name="T200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10">B</text:span><text:span text:style-name="T111">&lt;LF&gt;&lt;CR&gt;&lt;LF&gt;</text:span><text:span text:style-name="T195"> </text:span><text:span text:style-name="T142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19">(&lt;&lt;)</text:span><text:span text:style-name="T120"> </text:span><text:span text:style-name="T140"> </text:span><text:span text:style-name="T126">   </text:span><text:span text:style-name="T127"> </text:span>    in sending terminal</text:p>
            <text:p/>
            <text:p><text:span text:style-name="T108">(&gt;&gt;)</text:span><text:span text:style-name="T109"> </text:span><text:span text:style-name="T197">&lt;CR&gt; </text:span><text:span text:style-name="T202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19">(&lt;&lt;)</text:span><text:span text:style-name="T120">  </text:span><text:span text:style-name="T173">(0)</text:span></text:p>
            <text:p><text:span text:style-name="T119">(&gt;&gt;)</text:span><text:span text:style-name="T120"> </text:span><text:span text:style-name="T121">X</text:span><text:span text:style-name="T126"> </text:span><text:span text:style-name="T127">(1)</text:span>    in sending terminal</text:p>
            <text:p/>
            <text:p><text:span text:style-name="T108">(&gt;&gt;)</text:span><text:span text:style-name="T109"> </text:span><text:span text:style-name="T197">&lt;CR&gt;</text:span><text:span text:style-name="T109"> </text:span><text:span text:style-name="T139">(1)</text:span><text:span text:style-name="T202">  in receiving terminal</text:span></text:p>
            <text:p><text:span text:style-name="T108">(&lt;&lt;)</text:span><text:span text:style-name="T109"> </text:span><text:span text:style-name="T143">X</text:span><text:span text:style-name="T198">&lt;CR&gt;&lt;LF&gt;</text:span><text:span text:style-name="T195"> </text:span><text:span text:style-name="T142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19">(&lt;&lt;)</text:span><text:span text:style-name="T120">  </text:span><text:span text:style-name="T173">(0)</text:span></text:p>
            <text:p><text:span text:style-name="T119">(&gt;&gt;)</text:span><text:span text:style-name="T120"> </text:span><text:span text:style-name="T121">X</text:span><text:span text:style-name="T126"> </text:span><text:span text:style-name="T127">(1)</text:span></text:p>
            <text:p><text:span text:style-name="T174">(&lt;&lt;)</text:span><text:span text:style-name="T134"> </text:span><text:span text:style-name="T203">&lt;CR&gt;</text:span><text:span text:style-name="T140">B</text:span><text:span text:style-name="T126"> </text:span><text:span text:style-name="T127">(2)</text:span>  in sending terminal</text:p>
            <text:p/>
            <text:p><text:span text:style-name="T108">(&gt;&gt;)</text:span><text:span text:style-name="T109"> </text:span><text:span text:style-name="T197">&lt;CR&gt;</text:span><text:span text:style-name="T109"> </text:span><text:span text:style-name="T139">(1)</text:span><text:span text:style-name="T202">  in receiving terminal</text:span></text:p>
            <text:p><text:span text:style-name="T199">(&lt;&lt;)</text:span><text:span text:style-name="T200"> </text:span><text:span text:style-name="T143">X</text:span><text:span text:style-name="T198">&lt;CR&gt;&lt;LF&gt;</text:span><text:span text:style-name="T195"> </text:span><text:span text:style-name="T142">(3)</text:span></text:p>
            <text:p><text:span text:style-name="T108">(&gt;&gt;)</text:span><text:span text:style-name="T109"> </text:span><text:span text:style-name="T110">B</text:span><text:span text:style-name="T111">&lt;CR&gt;&lt;LF&gt;</text:span><text:span text:style-name="T195"> </text:span><text:span text:style-name="T142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33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0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33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07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33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0"/>
        <table:table-column table:style-name="co44" table:default-cell-style-name="ce30"/>
        <table:table-column table:style-name="co45" table:default-cell-style-name="ce30"/>
        <table:table-column table:style-name="co24" table:default-cell-style-name="ce30"/>
        <table:table-column table:style-name="co46" table:default-cell-style-name="ce30"/>
        <table:table-column table:style-name="co47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4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4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4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6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3" office:value-type="string" calcext:value-type="string">
            <text:p><text:span text:style-name="T204">Note that display elements are text-only and no longer contain the underlying typed</text:span></text:p>
            <text:p><text:span text:style-name="T204">information such as the time stamp of the origin. Since the XML schema is strongly-</text:span></text:p>
            <text:p><text:span text:style-name="T204">typed again, the items need to be reconstructed. Not optimal, but simply a trade-off</text:span></text:p>
            <text:p><text:span text:style-name="T204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3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0"/>
        <table:table-column table:style-name="co53" table:default-cell-style-name="ce30"/>
        <table:table-column table:style-name="co54" table:default-cell-style-name="ce30"/>
        <table:table-column table:style-name="co36" table:default-cell-style-name="ce30"/>
        <table:table-column table:style-name="co55" table:default-cell-style-name="ce30"/>
        <table:table-column table:style-name="co56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07">Exception details can be shown</text:span></text:p>
            <text:p>Exception contains inner exception (level1)</text:p>
            <text:p><text:span text:style-name="T10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07">Exception details can be shown</text:span></text:p>
            <text:p>Exception contains inner exception (level1)</text:p>
            <text:p><text:span text:style-name="T10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07">Exception details can be shown</text:span></text:p>
            <text:p>Exception contains inner exception (level1)</text:p>
            <text:p><text:span text:style-name="T107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4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07">Exception details can be shown</text:span></text:p>
            <text:p>Exception contains inner exception (level1)</text:p>
            <text:p><text:span text:style-name="T107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07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1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20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11" table:default-cell-style-name="ce30"/>
        <table:table-column table:style-name="co60" table:default-cell-style-name="ce30"/>
        <table:table-column table:style-name="co7" table:number-columns-repeated="1018" table:default-cell-style-name="ce3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07">     LocalUserSettings.General.AutoSaveWorkspace = true</text:span></text:p>
            <text:p><text:span text:style-name="T107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07">...YAT.Model.Test.FileHandlingTest.TestSequenceOfUseCases_6_through_9_()::UC9 with a third main.</text:span></text:p>
            <text:p/>
            <text:p><text:span text:style-name="T107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21:30:51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7H58M16S</meta:editing-duration>
    <meta:editing-cycles>593</meta:editing-cycles>
    <meta:generator>LibreOffice/6.1.5.2$Windows_X86_64 LibreOffice_project/90f8dcf33c87b3705e78202e3df5142b201bd805</meta:generator>
    <dc:date>2020-01-12T21:34:00.363000000</dc:date>
    <meta:print-date>2013-02-02T14:44:49.07</meta:print-date>
    <meta:document-statistic meta:table-count="13" meta:cell-count="2315" meta:object-count="0"/>
    <meta:user-defined meta:name="Info 1"/>
    <meta:user-defined meta:name="Info 2"/>
    <meta:user-defined meta:name="Info 3"/>
    <meta:user-defined meta:name="Info 4"/>
  </office:meta>
</office:document-meta>
</file>